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DejaVu Sans Mono" svg:font-family="'DejaVu Sans Mono'"/>
    <style:font-face style:name="Lohit Devanagari1" svg:font-family="'Lohit Devanagari'"/>
    <style:font-face style:name="TlwgMono" svg:font-family="TlwgMono" style:font-pitch="fixed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TlwgMono" fo:language="zxx" fo:country="none" style:language-asian="zxx" style:country-asian="none" style:language-complex="zxx" style:country-complex="none"/>
    </style:style>
    <style:style style:name="P2" style:family="paragraph" style:parent-style-name="Text_20_body">
      <style:text-properties style:font-name="TlwgMono" fo:language="zxx" fo:country="none" officeooo:rsid="000cf6d2" officeooo:paragraph-rsid="000cf6d2" style:language-asian="zxx" style:country-asian="none" style:language-complex="zxx" style:country-complex="none"/>
    </style:style>
    <style:style style:name="P3" style:family="paragraph" style:parent-style-name="Text_20_body">
      <style:text-properties style:font-name="TlwgMono" fo:language="zxx" fo:country="none" officeooo:paragraph-rsid="000cf6d2" style:language-asian="zxx" style:country-asian="none" style:language-complex="zxx" style:country-complex="none"/>
    </style:style>
    <style:style style:name="P4" style:family="paragraph" style:parent-style-name="Text_20_body">
      <style:text-properties style:font-name="TlwgMono" fo:language="zxx" fo:country="none" officeooo:paragraph-rsid="000e1a76" style:language-asian="zxx" style:country-asian="none" style:language-complex="zxx" style:country-complex="none"/>
    </style:style>
    <style:style style:name="P5" style:family="paragraph" style:parent-style-name="Text_20_body">
      <style:text-properties style:font-name="TlwgMono" fo:language="zxx" fo:country="none" officeooo:paragraph-rsid="000f2fc0" style:language-asian="zxx" style:country-asian="none" style:language-complex="zxx" style:country-complex="none"/>
    </style:style>
    <style:style style:name="P6" style:family="paragraph" style:parent-style-name="Title">
      <style:text-properties style:font-name="TlwgMono" fo:language="zxx" fo:country="none" style:language-asian="zxx" style:country-asian="none" style:language-complex="zxx" style:country-complex="none"/>
    </style:style>
    <style:style style:name="P7" style:family="paragraph" style:parent-style-name="Heading_20_1">
      <style:text-properties style:font-name="TlwgMono" fo:language="zxx" fo:country="none" style:language-asian="zxx" style:country-asian="none" style:language-complex="zxx" style:country-complex="none"/>
    </style:style>
    <style:style style:name="P8" style:family="paragraph" style:parent-style-name="Heading_20_2">
      <style:text-properties style:font-name="TlwgMono"/>
    </style:style>
    <style:style style:name="P9" style:family="paragraph" style:parent-style-name="Heading_20_2">
      <style:text-properties style:font-name="TlwgMono" fo:language="zxx" fo:country="none" style:language-asian="zxx" style:country-asian="none" style:language-complex="zxx" style:country-complex="none"/>
    </style:style>
    <style:style style:name="P10" style:family="paragraph" style:parent-style-name="Heading_20_2">
      <style:text-properties style:font-name="TlwgMono" officeooo:paragraph-rsid="000cf6d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cf6d2"/>
    </style:style>
    <style:style style:name="T4" style:family="text">
      <style:text-properties style:font-name="TlwgMono"/>
    </style:style>
    <style:style style:name="T5" style:family="text">
      <style:text-properties officeooo:rsid="000f2fc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docs-internal-guid-1a43c912-7fff-444b-49b1-40b0ec3a970a"/>MoonStalker messages </text:p>
      <text:h text:style-name="P7" text:outline-level="1">Introduction </text:h>
      <text:p text:style-name="P1">&lt; start message delimiter </text:p>
      <text:p text:style-name="P1">&gt; end message delimiter </text:p>
      <text:h text:style-name="P7" text:outline-level="1">Control messages </text:h>
      <text:h text:style-name="P9" text:outline-level="2">Move </text:h>
      <text:p text:style-name="P1">Out message </text:p>
      <text:p text:style-name="P1">&lt;MV a, b&gt; </text:p>
      <text:p text:style-name="P1">a...horizontal steps </text:p>
      <text:p text:style-name="P1">b...vertical steps </text:p>
      <text:p text:style-name="P1">Move the telescope in horizontal and vertical direction. While RDY message is not returned from Arduino, all move actions made by MoonStalker are blocked.</text:p>
      <text:h text:style-name="P8" text:outline-level="2">Move start</text:h>
      <text:p text:style-name="P3">Out message </text:p>
      <text:p text:style-name="P3"><text:span text:style-name="T1">&lt;MVS d&gt;</text:span> </text:p>
      <text:p text:style-name="P1">d...direction (1 = UP, 2 = down, 3 = left 4 = right)</text:p>
      <text:p text:style-name="P2">Start moving the telsescope in the specific direction. It keeps moving until MVE message is received or ERROR happens.</text:p>
      <text:h text:style-name="P10" text:outline-level="2">Move <text:span text:style-name="T3">end</text:span></text:h>
      <text:p text:style-name="P3">Out message </text:p>
      <text:p text:style-name="P3">&lt;MV<text:span text:style-name="T3">E</text:span>&gt; </text:p>
      <text:p text:style-name="P2">Stop moving the telescope after started when MVS was received.</text:p>
      <text:p text:style-name="P1"><text:s/></text:p>
      <text:h text:style-name="Heading_20_1" text:outline-level="1"><text:soft-page-break/><text:span text:style-name="T4">Status</text:span> <text:span text:style-name="T4">messages</text:span> </text:h>
      <text:h text:style-name="Heading_20_2" text:outline-level="2"><text:span text:style-name="T4">Status</text:span> </text:h>
      <text:p text:style-name="P3">Out message </text:p>
      <text:p text:style-name="P3">&lt;ST?&gt; </text:p>
      <text:p text:style-name="P1">Get status of the telescope, if it is busy or ready. &lt;RDY&gt; or &lt;NOT_RDY&gt; messages are returned from Arduino. </text:p>
      <text:h text:style-name="Heading_20_2" text:outline-level="2"><text:span text:style-name="T4">Ready</text:span> </text:h>
      <text:p text:style-name="P4">In message </text:p>
      <text:p text:style-name="P4">&lt;RDY&gt; </text:p>
      <text:p text:style-name="P1">Ready message is returned from Arduino when telescope is ready for new command. </text:p>
      <text:h text:style-name="P8" text:outline-level="2">Not ready </text:h>
      <text:p text:style-name="P4">In message </text:p>
      <text:p text:style-name="P4">&lt;NOT_RDY&gt; </text:p>
      <text:p text:style-name="P1">Not ready message is returned from Arduino when telescope is busy. All further requests from Moonstalker are blocked until &lt;RDY&gt; message is returned. </text:p>
      <text:h text:style-name="P8" text:outline-level="2">Battery</text:h>
      <text:p text:style-name="P4">Out message </text:p>
      <text:p text:style-name="P4">&lt;BTRY?&gt; </text:p>
      <text:p text:style-name="P1">Request to Arduino to return the battery voltage. </text:p>
      <text:h text:style-name="P8" text:outline-level="2">Battery result </text:h>
      <text:p text:style-name="P5">In message </text:p>
      <text:p text:style-name="P5">&lt;BTRY voltage&gt; </text:p>
      <text:p text:style-name="P5">voltage...value of the current voltage of Telescope battery </text:p>
      <text:p text:style-name="P1">Reply from Arduino give information of current voltage of telescope battery. </text:p>
      <text:h text:style-name="Heading_20_2" text:outline-level="2"><text:soft-page-break/><text:span text:style-name="T4">Low</text:span> <text:span text:style-name="T4">battery</text:span> </text:h>
      <text:p text:style-name="P5">In message </text:p>
      <text:p text:style-name="P5">&lt;LOW_BTRY&gt; </text:p>
      <text:p text:style-name="P1">When battery voltage fall below LOW <text:span text:style-name="T5">T</text:span>HRESHOLD, this message is returned from Arduino. All further requests from Moonstalker are blocked. Charge the battery and reinitialize the telescope. </text:p>
      <text:h text:style-name="P8" text:outline-level="2">Fatal error</text:h>
      <text:p text:style-name="P5">In message </text:p>
      <text:p text:style-name="P5">&lt;FATAL_ERROR reason<text:span text:style-name="T5">&gt;</text:span></text:p>
      <text:p text:style-name="P5">reason = String which includes the reason for the fatal error.</text:p>
      <text:p text:style-name="P1">When something not expected happens on telescope, the reason for fatal error is returned from Arduino. All further requests from Moonstalker are blocked. </text:p>
      <text:h text:style-name="P8" text:outline-level="2">Altitude negative </text:h>
      <text:p text:style-name="P5">In message </text:p>
      <text:p text:style-name="P5">&lt;ALT_NEGATIVE&gt; </text:p>
      <text:p text:style-name="P1">Define threshold for altitude. When is below the defined value, ALT_NEGATIVE is reported. Lower ALTITUDE requests are ignored. </text:p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DejaVu Sans Mono" svg:font-family="'DejaVu Sans Mono'"/>
    <style:font-face style:name="Lohit Devanagari1" svg:font-family="'Lohit Devanagari'"/>
    <style:font-face style:name="TlwgMono" svg:font-family="TlwgMono" style:font-pitch="fixed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18:27:47.663103305</meta:creation-date>
    <dc:date>2019-04-05T20:00:01.807190556</dc:date>
    <meta:editing-duration>PT9M21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3" meta:paragraph-count="57" meta:word-count="302" meta:character-count="1951" meta:non-whitespace-character-count="1657"/>
  </office:meta>
</office:document-meta>
</file>